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ObjectReplacements/Object 1" manifest:media-type=""/>
  <manifest:file-entry manifest:full-path="Object 1/Object 1/meta.xml" manifest:media-type="text/xml"/>
  <manifest:file-entry manifest:full-path="Object 1/Object 1/styles.xml" manifest:media-type="text/xml"/>
  <manifest:file-entry manifest:full-path="Object 1/Object 1/content.xml" manifest:media-type="text/xml"/>
  <manifest:file-entry manifest:full-path="Object 1/Object 1/" manifest:media-type="application/vnd.oasis.opendocument.chart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21.001cm" svg:height="10.00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9T14:31:08.775000000</meta:creation-date>
    <dc:date>2022-11-29T14:32:00.520000000</dc:date>
    <meta:editing-duration>PT52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7.5.0.0.alpha1$Windows_X86_64 LibreOffice_project/1fd42472e2b1a2169d56e62ef11aa7ee1f7815e7</meta:generator>
  </office:meta>
</office:document-meta>
</file>

<file path=Object 1/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4cm" svg:y="3.693cm" style:legend-expansion="high" chart:style-name="ch2"/>
        <chart:plot-area chart:style-name="ch3" chart:data-source-has-labels="both" svg:x="0.319cm" svg:y="0.179cm" svg:width="13.102cm" svg:height="8.641cm">
          <chart:coordinate-region svg:x="0.951cm" svg:y="0.381cm" svg:width="12.47cm" svg:height="7.786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/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/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7.5.0.0.alpha1$Windows_X86_64 LibreOffice_project/1fd42472e2b1a2169d56e62ef11aa7ee1f7815e7</meta:generator>
  </office:meta>
</office:document-meta>
</file>

<file path=Object 1/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